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4.99cm" fo:margin-left="0.293cm" fo:margin-top="0cm" fo:margin-bottom="0cm" table:align="left" style:writing-mode="page"/>
    </style:style>
    <style:style style:name="Tabla1.A" style:family="table-column">
      <style:table-column-properties style:column-width="2.905cm"/>
    </style:style>
    <style:style style:name="Tabla1.B" style:family="table-column">
      <style:table-column-properties style:column-width="4.47cm"/>
    </style:style>
    <style:style style:name="Tabla1.C" style:family="table-column">
      <style:table-column-properties style:column-width="3.805cm"/>
    </style:style>
    <style:style style:name="Tabla1.D" style:family="table-column">
      <style:table-column-properties style:column-width="3.808cm"/>
    </style:style>
    <style:style style:name="Tabla1.1" style:family="table-row">
      <style:table-row-properties style:min-row-height="0.699cm" fo:keep-together="auto"/>
    </style:style>
    <style:style style:name="Tabla1.A1" style:family="table-cell">
      <style:table-cell-properties fo:padding-left="0.009cm" fo:padding-right="0.009cm" fo:padding-top="0cm" fo:padding-bottom="0cm" fo:border="0.5pt solid #000000"/>
    </style:style>
    <style:style style:name="Tabla1.3" style:family="table-row">
      <style:table-row-properties style:min-row-height="0.7cm" fo:keep-together="auto"/>
    </style:style>
    <style:style style:name="Tabla2" style:family="table">
      <style:table-properties style:width="14.711cm" fo:margin-left="0.21cm" fo:margin-top="0cm" fo:margin-bottom="0cm" table:align="left" style:writing-mode="page"/>
    </style:style>
    <style:style style:name="Tabla2.A" style:family="table-column">
      <style:table-column-properties style:column-width="7.207cm"/>
    </style:style>
    <style:style style:name="Tabla2.B" style:family="table-column">
      <style:table-column-properties style:column-width="7.502cm"/>
    </style:style>
    <style:style style:name="Tabla2.1" style:family="table-row">
      <style:table-row-properties style:min-row-height="2.074cm" fo:keep-together="auto"/>
    </style:style>
    <style:style style:name="Tabla2.A1" style:family="table-cell">
      <style:table-cell-properties fo:padding="0cm" fo:border="none"/>
    </style:style>
    <style:style style:name="Tabla2.2" style:family="table-row">
      <style:table-row-properties style:min-row-height="0.702cm" fo:keep-together="auto"/>
    </style:style>
    <style:style style:name="Tabla2.11" style:family="table-row">
      <style:table-row-properties style:min-row-height="0.7cm" fo:keep-together="auto"/>
    </style:style>
    <style:style style:name="Tabla2.19" style:family="table-row">
      <style:table-row-properties style:min-row-height="0.584cm" fo:keep-together="auto"/>
    </style:style>
    <style:style style:name="Tabla3" style:family="table">
      <style:table-properties style:width="14.99cm" fo:margin-left="0.293cm" fo:margin-top="0cm" fo:margin-bottom="0cm" table:align="left" style:writing-mode="page"/>
    </style:style>
    <style:style style:name="Tabla3.A" style:family="table-column">
      <style:table-column-properties style:column-width="3.743cm"/>
    </style:style>
    <style:style style:name="Tabla3.B" style:family="table-column">
      <style:table-column-properties style:column-width="3.75cm"/>
    </style:style>
    <style:style style:name="Tabla3.C" style:family="table-column">
      <style:table-column-properties style:column-width="3.748cm"/>
    </style:style>
    <style:style style:name="Tabla3.D" style:family="table-column">
      <style:table-column-properties style:column-width="3.747cm"/>
    </style:style>
    <style:style style:name="Tabla3.1" style:family="table-row">
      <style:table-row-properties style:min-row-height="0.6cm" fo:keep-together="auto"/>
    </style:style>
    <style:style style:name="Tabla3.A1" style:family="table-cell">
      <style:table-cell-properties fo:padding-left="0.009cm" fo:padding-right="0.009cm" fo:padding-top="0cm" fo:padding-bottom="0cm" fo:border="0.5pt solid #000000"/>
    </style:style>
    <style:style style:name="Tabla3.3" style:family="table-row">
      <style:table-row-properties style:min-row-height="0.598cm" fo:keep-together="auto"/>
    </style:style>
    <style:style style:name="Tabla4" style:family="table">
      <style:table-properties style:width="15.498cm" fo:margin-left="0.293cm" fo:margin-top="0cm" fo:margin-bottom="0cm" table:align="left" style:writing-mode="page"/>
    </style:style>
    <style:style style:name="Tabla4.A" style:family="table-column">
      <style:table-column-properties style:column-width="2.995cm"/>
    </style:style>
    <style:style style:name="Tabla4.B" style:family="table-column">
      <style:table-column-properties style:column-width="2.999cm"/>
    </style:style>
    <style:style style:name="Tabla4.C" style:family="table-column">
      <style:table-column-properties style:column-width="3.501cm"/>
    </style:style>
    <style:style style:name="Tabla4.D" style:family="table-column">
      <style:table-column-properties style:column-width="2.501cm"/>
    </style:style>
    <style:style style:name="Tabla4.1" style:family="table-row">
      <style:table-row-properties style:min-row-height="1.404cm" fo:keep-together="auto"/>
    </style:style>
    <style:style style:name="Tabla4.A1" style:family="table-cell">
      <style:table-cell-properties fo:padding-left="0.009cm" fo:padding-right="0.009cm" fo:padding-top="0cm" fo:padding-bottom="0cm" fo:border="0.5pt solid #000000"/>
    </style:style>
    <style:style style:name="Tabla4.2" style:family="table-row">
      <style:table-row-properties style:min-row-height="0.799cm" fo:keep-together="auto"/>
    </style:style>
    <style:style style:name="Tabla4.3" style:family="table-row">
      <style:table-row-properties style:min-row-height="0.801cm" fo:keep-together="auto"/>
    </style:style>
    <style:style style:name="P1" style:family="paragraph" style:parent-style-name="Text_20_body" style:master-page-name="Standard">
      <style:paragraph-properties fo:margin-left="0.919cm" fo:margin-right="0cm" fo:margin-top="0.157cm" fo:margin-bottom="0cm" style:contextual-spacing="false" style:page-number="auto"/>
    </style:style>
    <style:style style:name="P2" style:family="paragraph" style:parent-style-name="Text_20_body">
      <style:paragraph-properties fo:margin-top="0cm" fo:margin-bottom="0.002cm" style:contextual-spacing="false"/>
      <style:text-properties fo:font-size="7.5pt" style:font-size-asian="7.5pt"/>
    </style:style>
    <style:style style:name="P3" style:family="paragraph" style:parent-style-name="Table_20_Paragraph">
      <style:paragraph-properties fo:margin-left="0.189cm" fo:margin-right="0cm" fo:margin-top="0.115cm" fo:margin-bottom="0cm" style:contextual-spacing="false"/>
    </style:style>
    <style:style style:name="P4" style:family="paragraph" style:parent-style-name="Table_20_Paragraph">
      <style:paragraph-properties fo:margin-left="0.187cm" fo:margin-right="0cm" fo:margin-top="0.115cm" fo:margin-bottom="0cm" style:contextual-spacing="false"/>
    </style:style>
    <style:style style:name="P5" style:family="paragraph" style:parent-style-name="Table_20_Paragraph">
      <style:paragraph-properties fo:margin-left="0.185cm" fo:margin-right="0cm" fo:margin-top="0.115cm" fo:margin-bottom="0cm" style:contextual-spacing="false"/>
    </style:style>
    <style:style style:name="P6" style:family="paragraph" style:parent-style-name="Table_20_Paragraph">
      <style:paragraph-properties fo:text-align="center" style:justify-single-word="false"/>
      <style:text-properties style:font-name="Times New Roman" fo:font-size="13pt" officeooo:rsid="00150e9f" officeooo:paragraph-rsid="00150e9f" style:font-size-asian="13pt" style:font-size-complex="13pt"/>
    </style:style>
    <style:style style:name="P7" style:family="paragraph" style:parent-style-name="Table_20_Paragraph">
      <style:paragraph-properties fo:margin-left="0.189cm" fo:margin-right="0cm" fo:margin-top="0.116cm" fo:margin-bottom="0cm" style:contextual-spacing="false"/>
    </style:style>
    <style:style style:name="P8" style:family="paragraph" style:parent-style-name="Table_20_Paragraph">
      <style:paragraph-properties fo:margin-left="0.185cm" fo:margin-right="0cm" fo:margin-top="0.116cm" fo:margin-bottom="0cm" style:contextual-spacing="false"/>
    </style:style>
    <style:style style:name="P9" style:family="paragraph" style:parent-style-name="Table_20_Paragraph">
      <style:text-properties style:font-name="Times New Roman" fo:font-size="10pt" style:font-size-asian="10pt"/>
    </style:style>
    <style:style style:name="P10" style:family="paragraph" style:parent-style-name="Text_20_body">
      <style:paragraph-properties fo:margin-top="0.376cm" fo:margin-bottom="0cm" style:contextual-spacing="false"/>
      <style:text-properties fo:font-size="10pt" style:font-size-asian="10pt"/>
    </style:style>
    <style:style style:name="P11" style:family="paragraph" style:parent-style-name="Table_20_Paragraph">
      <style:paragraph-properties fo:margin-left="0.088cm" fo:margin-right="0cm" fo:line-height="0.467cm" fo:text-indent="0.635cm" style:auto-text-indent="false"/>
    </style:style>
    <style:style style:name="P12" style:family="paragraph" style:parent-style-name="Table_20_Paragraph">
      <style:paragraph-properties fo:margin-left="0.088cm" fo:margin-right="0.312cm" fo:margin-top="0.081cm" fo:margin-bottom="0cm" style:contextual-spacing="false" style:line-height-at-least="0.706cm"/>
    </style:style>
    <style:style style:name="P13" style:family="paragraph" style:parent-style-name="Table_20_Paragraph">
      <style:paragraph-properties fo:margin-top="0.081cm" fo:margin-bottom="0cm" style:contextual-spacing="false"/>
      <style:text-properties fo:font-size="11pt" style:font-size-asian="11pt"/>
    </style:style>
    <style:style style:name="P14" style:family="paragraph" style:parent-style-name="Table_20_Paragraph">
      <style:paragraph-properties fo:margin-left="1.002cm" fo:margin-right="0cm" style:line-height-at-least="0.706cm"/>
    </style:style>
    <style:style style:name="P15" style:family="paragraph" style:parent-style-name="Table_20_Paragraph">
      <style:paragraph-properties fo:margin-left="0.088cm" fo:margin-right="0cm" fo:margin-top="0.116cm" fo:margin-bottom="0cm" style:contextual-spacing="false"/>
    </style:style>
    <style:style style:name="P16" style:family="paragraph" style:parent-style-name="Table_20_Paragraph">
      <style:paragraph-properties fo:margin-left="1.002cm" fo:margin-right="0cm" fo:margin-top="0.116cm" fo:margin-bottom="0cm" style:contextual-spacing="false"/>
    </style:style>
    <style:style style:name="P17" style:family="paragraph" style:parent-style-name="Table_20_Paragraph">
      <style:paragraph-properties fo:margin-left="0.088cm" fo:margin-right="0cm" fo:margin-top="0.115cm" fo:margin-bottom="0cm" style:contextual-spacing="false"/>
    </style:style>
    <style:style style:name="P18" style:family="paragraph" style:parent-style-name="Table_20_Paragraph">
      <style:paragraph-properties fo:margin-left="1.002cm" fo:margin-right="0cm" fo:margin-top="0.115cm" fo:margin-bottom="0cm" style:contextual-spacing="false"/>
    </style:style>
    <style:style style:name="P19" style:family="paragraph" style:parent-style-name="Table_20_Paragraph">
      <style:paragraph-properties fo:margin-left="0.088cm" fo:margin-right="0cm" fo:margin-top="0.116cm" fo:margin-bottom="0cm" style:contextual-spacing="false" fo:line-height="0.432cm"/>
    </style:style>
    <style:style style:name="P20" style:family="paragraph" style:parent-style-name="Table_20_Paragraph">
      <style:paragraph-properties fo:margin-left="1.002cm" fo:margin-right="0cm" fo:margin-top="0.116cm" fo:margin-bottom="0cm" style:contextual-spacing="false" fo:line-height="0.432cm"/>
    </style:style>
    <style:style style:name="P21" style:family="paragraph" style:parent-style-name="Text_20_body" style:master-page-name="Converted1">
      <style:paragraph-properties fo:margin-top="0.436cm" fo:margin-bottom="0cm" style:contextual-spacing="false" style:page-number="auto"/>
    </style:style>
    <style:style style:name="P22" style:family="paragraph" style:parent-style-name="List_20_Paragraph" style:list-style-name="WWNum1">
      <style:paragraph-properties fo:margin-left="1.554cm" fo:margin-right="0.714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554cm"/>
        </style:tab-stops>
      </style:paragraph-properties>
    </style:style>
    <style:style style:name="P23" style:family="paragraph" style:parent-style-name="Text_20_body">
      <style:paragraph-properties fo:margin-top="0.019cm" fo:margin-bottom="0cm" style:contextual-spacing="false"/>
      <style:text-properties fo:font-size="6pt" style:font-size-asian="6pt"/>
    </style:style>
    <style:style style:name="P24" style:family="paragraph" style:parent-style-name="Table_20_Paragraph">
      <style:paragraph-properties fo:margin-left="0.016cm" fo:margin-right="0.004cm" fo:margin-top="0.065cm" fo:margin-bottom="0cm" style:contextual-spacing="false" fo:text-align="center" style:justify-single-word="false"/>
    </style:style>
    <style:style style:name="P25" style:family="paragraph" style:parent-style-name="Table_20_Paragraph">
      <style:paragraph-properties fo:margin-left="0.011cm" fo:margin-right="0.002cm" fo:margin-top="0.065cm" fo:margin-bottom="0cm" style:contextual-spacing="false" fo:text-align="center" style:justify-single-word="false"/>
    </style:style>
    <style:style style:name="P26" style:family="paragraph" style:parent-style-name="Table_20_Paragraph">
      <style:paragraph-properties fo:margin-left="0.011cm" fo:margin-right="0.005cm" fo:margin-top="0.065cm" fo:margin-bottom="0cm" style:contextual-spacing="false" fo:text-align="center" style:justify-single-word="false"/>
    </style:style>
    <style:style style:name="P27" style:family="paragraph" style:parent-style-name="Table_20_Paragraph">
      <style:paragraph-properties fo:margin-left="0.635cm" fo:margin-right="0cm" fo:margin-top="0.065cm" fo:margin-bottom="0cm" style:contextual-spacing="false"/>
    </style:style>
    <style:style style:name="P28" style:family="paragraph" style:parent-style-name="Table_20_Paragraph">
      <style:paragraph-properties fo:margin-left="0.016cm" fo:margin-right="0cm" fo:margin-top="0.064cm" fo:margin-bottom="0cm" style:contextual-spacing="false" fo:text-align="center" style:justify-single-word="false"/>
    </style:style>
    <style:style style:name="P29" style:family="paragraph" style:parent-style-name="Table_20_Paragraph">
      <style:paragraph-properties fo:margin-left="0.011cm" fo:margin-right="0cm" fo:margin-top="0.064cm" fo:margin-bottom="0cm" style:contextual-spacing="false" fo:text-align="center" style:justify-single-word="false"/>
    </style:style>
    <style:style style:name="P30" style:family="paragraph" style:parent-style-name="Table_20_Paragraph">
      <style:paragraph-properties fo:margin-left="0.011cm" fo:margin-right="0.005cm" fo:margin-top="0.064cm" fo:margin-bottom="0cm" style:contextual-spacing="false" fo:text-align="center" style:justify-single-word="false"/>
    </style:style>
    <style:style style:name="P31" style:family="paragraph" style:parent-style-name="Table_20_Paragraph">
      <style:paragraph-properties fo:margin-left="0.016cm" fo:margin-right="0.002cm" fo:margin-top="0.065cm" fo:margin-bottom="0cm" style:contextual-spacing="false" fo:text-align="center" style:justify-single-word="false"/>
    </style:style>
    <style:style style:name="P32" style:family="paragraph" style:parent-style-name="Table_20_Paragraph">
      <style:paragraph-properties fo:margin-left="0.011cm" fo:margin-right="0cm" fo:margin-top="0.065cm" fo:margin-bottom="0cm" style:contextual-spacing="false" fo:text-align="center" style:justify-single-word="false"/>
    </style:style>
    <style:style style:name="P33" style:family="paragraph" style:parent-style-name="Table_20_Paragraph">
      <style:paragraph-properties fo:margin-left="0.011cm" fo:margin-right="0.004cm" fo:margin-top="0.065cm" fo:margin-bottom="0cm" style:contextual-spacing="false" fo:text-align="center" style:justify-single-word="false"/>
    </style:style>
    <style:style style:name="P34" style:family="paragraph" style:parent-style-name="Table_20_Paragraph">
      <style:paragraph-properties fo:margin-left="0.016cm" fo:margin-right="0.002cm" fo:margin-top="0.064cm" fo:margin-bottom="0cm" style:contextual-spacing="false" fo:text-align="center" style:justify-single-word="false"/>
    </style:style>
    <style:style style:name="P35" style:family="paragraph" style:parent-style-name="Table_20_Paragraph">
      <style:paragraph-properties fo:margin-left="0.011cm" fo:margin-right="0.007cm" fo:margin-top="0.064cm" fo:margin-bottom="0cm" style:contextual-spacing="false" fo:text-align="center" style:justify-single-word="false"/>
    </style:style>
    <style:style style:name="P36" style:family="paragraph" style:parent-style-name="Text_20_body">
      <style:paragraph-properties fo:margin-top="0.004cm" fo:margin-bottom="0cm" style:contextual-spacing="false"/>
    </style:style>
    <style:style style:name="P37" style:family="paragraph" style:parent-style-name="List_20_Paragraph" style:list-style-name="WWNum1">
      <style:paragraph-properties fo:margin-left="1.554cm" fo:margin-right="0.704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554cm"/>
        </style:tab-stops>
      </style:paragraph-properties>
    </style:style>
    <style:style style:name="P38" style:family="paragraph" style:parent-style-name="Text_20_body">
      <style:paragraph-properties fo:margin-left="2.286cm" fo:margin-right="4.106cm" fo:margin-top="0.423cm" fo:margin-bottom="0cm" style:contextual-spacing="false" fo:text-align="justify" style:justify-single-word="false"/>
    </style:style>
    <style:style style:name="P39" style:family="paragraph" style:parent-style-name="Text_20_body">
      <style:paragraph-properties fo:margin-left="2.286cm" fo:margin-right="0cm" fo:margin-top="0.002cm" fo:margin-bottom="0cm" style:contextual-spacing="false" fo:text-align="justify" style:justify-single-word="false"/>
    </style:style>
    <style:style style:name="P40" style:family="paragraph" style:parent-style-name="Text_20_body">
      <style:paragraph-properties fo:margin-left="1.536cm" fo:margin-right="0cm" fo:margin-top="0.28cm" fo:margin-bottom="0cm" style:contextual-spacing="false"/>
    </style:style>
    <style:style style:name="P41" style:family="paragraph" style:parent-style-name="Text_20_body">
      <style:paragraph-properties fo:margin-top="0.044cm" fo:margin-bottom="0cm" style:contextual-spacing="false"/>
      <style:text-properties fo:font-size="10pt" style:font-size-asian="10pt"/>
    </style:style>
    <style:style style:name="P42" style:family="paragraph" style:parent-style-name="Table_20_Paragraph">
      <style:paragraph-properties fo:margin-left="0.374cm" fo:margin-right="0cm" fo:margin-top="0.467cm" fo:margin-bottom="0cm" style:contextual-spacing="false"/>
    </style:style>
    <style:style style:name="P43" style:family="paragraph" style:parent-style-name="Table_20_Paragraph">
      <style:paragraph-properties fo:margin-left="0.436cm" fo:margin-right="0cm" fo:margin-top="0.467cm" fo:margin-bottom="0cm" style:contextual-spacing="false"/>
    </style:style>
    <style:style style:name="P44" style:family="paragraph" style:parent-style-name="Table_20_Paragraph">
      <style:paragraph-properties fo:margin-left="0.305cm" fo:margin-right="0.288cm" fo:text-indent="0.265cm" style:auto-text-indent="false"/>
    </style:style>
    <style:style style:name="P45" style:family="paragraph" style:parent-style-name="Table_20_Paragraph">
      <style:paragraph-properties fo:margin-left="0.586cm" fo:margin-right="0cm" fo:line-height="0.434cm"/>
    </style:style>
    <style:style style:name="P46" style:family="paragraph" style:parent-style-name="Table_20_Paragraph">
      <style:paragraph-properties fo:margin-left="1.005cm" fo:margin-right="0cm" fo:margin-top="0.467cm" fo:margin-bottom="0cm" style:contextual-spacing="false"/>
    </style:style>
    <style:style style:name="P47" style:family="paragraph" style:parent-style-name="Table_20_Paragraph">
      <style:paragraph-properties fo:margin-left="0.189cm" fo:margin-right="0cm" fo:margin-top="0.166cm" fo:margin-bottom="0cm" style:contextual-spacing="false"/>
    </style:style>
    <style:style style:name="P48" style:family="paragraph" style:parent-style-name="Frame_20_contents">
      <style:paragraph-properties fo:margin-left="1.004cm" fo:margin-right="0.032cm" fo:margin-top="0.035cm" fo:margin-bottom="0cm" style:contextual-spacing="false" fo:text-align="start" style:justify-single-word="false" fo:text-indent="-0.97cm" style:auto-text-indent="false"/>
    </style:style>
    <style:style style:name="P4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etter-spacing="0.101cm" style:text-scale="150%"/>
    </style:style>
    <style:style style:name="T2" style:family="text">
      <style:text-properties fo:letter-spacing="-0.009cm"/>
    </style:style>
    <style:style style:name="T3" style:family="text">
      <style:text-properties fo:letter-spacing="-0.011cm"/>
    </style:style>
    <style:style style:name="T4" style:family="text">
      <style:text-properties fo:font-size="7.5pt" style:font-size-asian="7.5pt"/>
    </style:style>
    <style:style style:name="T5" style:family="text">
      <style:text-properties fo:font-size="11pt" style:font-size-asian="11pt"/>
    </style:style>
    <style:style style:name="T6" style:family="text">
      <style:text-properties fo:font-size="11pt" fo:letter-spacing="-0.004cm" style:font-size-asian="11pt"/>
    </style:style>
    <style:style style:name="T7" style:family="text">
      <style:text-properties style:font-name="Times New Roman" fo:font-size="10pt" style:font-size-asian="10pt"/>
    </style:style>
    <style:style style:name="T8" style:family="text">
      <style:text-properties fo:font-size="10pt" style:font-size-asian="10pt"/>
    </style:style>
    <style:style style:name="T9" style:family="text">
      <style:text-properties fo:font-size="11pt" fo:letter-spacing="0.102cm" style:font-size-asian="11pt" style:text-scale="150%"/>
    </style:style>
    <style:style style:name="T10" style:family="text">
      <style:text-properties fo:font-size="11pt" fo:letter-spacing="-0.007cm" style:font-size-asian="11pt"/>
    </style:style>
    <style:style style:name="T11" style:family="text">
      <style:text-properties fo:font-size="11pt" fo:letter-spacing="-0.009cm" style:font-size-asian="11pt"/>
    </style:style>
    <style:style style:name="T12" style:family="text">
      <style:text-properties fo:font-size="11pt" fo:letter-spacing="-0.011cm" style:font-size-asian="11pt"/>
    </style:style>
    <style:style style:name="T13" style:family="text">
      <style:text-properties fo:font-size="11pt" fo:letter-spacing="-0.012cm" style:font-size-asian="11pt"/>
    </style:style>
    <style:style style:name="T14" style:family="text">
      <style:text-properties fo:font-size="11pt" fo:font-weight="bold" style:font-size-asian="11pt" style:font-weight-asian="bold"/>
    </style:style>
    <style:style style:name="T15" style:family="text">
      <style:text-properties fo:font-size="11pt" fo:letter-spacing="-0.004cm" fo:font-weight="bold" style:font-size-asian="11pt" style:font-weight-asian="bold"/>
    </style:style>
    <style:style style:name="T16" style:family="text">
      <style:text-properties fo:font-size="11pt" fo:letter-spacing="-0.005cm" fo:font-weight="bold" style:font-size-asian="11pt" style:font-weight-asian="bold"/>
    </style:style>
    <style:style style:name="T17" style:family="text">
      <style:text-properties fo:font-size="6pt" style:font-size-asian="6pt"/>
    </style:style>
    <style:style style:name="T18" style:family="text">
      <style:text-properties fo:font-size="11pt" fo:letter-spacing="-0.019cm" fo:font-weight="bold" style:font-size-asian="11pt" style:font-weight-asian="bold"/>
    </style:style>
    <style:style style:name="T19" style:family="text">
      <style:text-properties fo:font-size="11pt" fo:letter-spacing="-0.018cm" fo:font-weight="bold" style:font-size-asian="11pt" style:font-weight-asian="bold"/>
    </style:style>
    <style:style style:name="T20" style:family="text">
      <style:text-properties fo:font-size="11pt" fo:letter-spacing="-0.012cm" fo:font-weight="bold" style:font-size-asian="11pt" style:font-weight-asian="bold"/>
    </style:style>
    <style:style style:name="T21" style:family="text">
      <style:text-properties fo:font-size="11pt" fo:letter-spacing="-0.009cm" fo:font-weight="bold" style:font-size-asian="11pt" style:font-weight-asian="bold"/>
    </style:style>
    <style:style style:name="T22" style:family="text">
      <style:text-properties fo:font-size="11pt" fo:letter-spacing="-0.016cm" fo:font-weight="bold" style:font-size-asian="11pt" style:font-weight-asian="bold"/>
    </style:style>
    <style:style style:name="T23" style:family="text">
      <style:text-properties fo:font-size="11pt" fo:letter-spacing="-0.007cm" fo:font-weight="bold" style:font-size-asian="11pt" style:font-weight-asian="bold"/>
    </style:style>
    <style:style style:name="T24" style:family="text">
      <style:text-properties fo:font-size="11pt" fo:letter-spacing="0.071cm" style:font-size-asian="11pt"/>
    </style:style>
    <style:style style:name="T25" style:family="text">
      <style:text-properties fo:letter-spacing="-0.002cm"/>
    </style:style>
    <style:style style:name="T26" style:family="text">
      <style:text-properties fo:letter-spacing="-0.007cm"/>
    </style:style>
    <style:style style:name="T27" style:family="text">
      <style:text-properties fo:letter-spacing="-0.016cm"/>
    </style:style>
    <style:style style:name="T28" style:family="text">
      <style:text-properties fo:letter-spacing="-0.018cm"/>
    </style:style>
    <style:style style:name="T29" style:family="text">
      <style:text-properties fo:letter-spacing="-0.012cm"/>
    </style:style>
    <style:style style:name="T30" style:family="text">
      <style:text-properties fo:letter-spacing="-0.014cm"/>
    </style:style>
    <style:style style:name="T31" style:family="text">
      <style:text-properties fo:letter-spacing="0.071cm"/>
    </style:style>
    <style:style style:name="T32" style:family="text">
      <style:text-properties fo:font-size="11pt" fo:letter-spacing="-0.016cm" style:font-size-asian="11pt"/>
    </style:style>
    <style:style style:name="T33" style:family="text">
      <style:text-properties fo:font-size="11pt" fo:letter-spacing="-0.032cm" style:font-size-asian="11pt"/>
    </style:style>
    <style:style style:name="T34" style:family="text">
      <style:text-properties fo:font-size="11pt" fo:letter-spacing="-0.018cm" style:font-size-asian="11pt"/>
    </style:style>
    <style:style style:name="T35" style:family="text">
      <style:text-properties fo:font-size="10pt" fo:letter-spacing="-0.011cm" style:font-size-asian="10pt"/>
    </style:style>
    <style:style style:name="T36" style:family="text">
      <style:text-properties fo:font-size="10pt" fo:letter-spacing="-0.012cm" style:font-size-asian="10pt"/>
    </style:style>
    <style:style style:name="T37" style:family="text">
      <style:text-properties fo:font-size="10pt" fo:letter-spacing="-0.009cm" style:font-size-asian="10pt"/>
    </style:style>
    <style:style style:name="T38" style:family="text">
      <style:text-properties fo:font-size="10pt" fo:letter-spacing="-0.007cm" style:font-size-asian="10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926cm" fo:min-width="5.67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>1.<text:span text:style-name="T1"> </text:span>Identificación<text:span text:style-name="T2"> </text:span>de<text:span text:style-name="T2"> </text:span>la<text:span text:style-name="T2"> </text:span>Clase<text:span text:style-name="T2"> </text:span>de<text:span text:style-name="T3"> </text:span><text:span text:style-name="T2">Red</text:span></text:p>
        <text:p text:style-name="P2" loext:marker-style-name="T4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P3" loext:marker-style-name="T5"><text:span text:style-name="T6">Dirección</text:span><text:span text:style-name="T6"/></text:p>
            </table:table-cell>
            <table:table-cell table:style-name="Tabla1.A1" office:value-type="string">
              <text:p text:style-name="P4" loext:marker-style-name="T5"><text:span text:style-name="T6">Clase</text:span><text:span text:style-name="T6"/></text:p>
            </table:table-cell>
            <table:table-cell table:style-name="Tabla1.A1" office:value-type="string">
              <text:p text:style-name="P5" loext:marker-style-name="T5"><text:span text:style-name="T6">Dirección</text:span><text:span text:style-name="T6"/></text:p>
            </table:table-cell>
            <table:table-cell table:style-name="Tabla1.A1" office:value-type="string">
              <text:p text:style-name="P4" loext:marker-style-name="T5"><text:span text:style-name="T6">Clase</text:span><text:span text:style-name="T6"/></text:p>
            </table:table-cell>
          </table:table-row>
          <table:table-row table:style-name="Tabla1.1">
            <table:table-cell table:style-name="Tabla1.A1" office:value-type="string">
              <text:p text:style-name="P3" loext:marker-style-name="T5"><text:span text:style-name="T6">10.250.1.1</text:span><text:span text:style-name="T6"/></text:p>
            </table:table-cell>
            <table:table-cell table:style-name="Tabla1.A1" office:value-type="string">
              <text:p text:style-name="P6">A</text:p>
            </table:table-cell>
            <table:table-cell table:style-name="Tabla1.A1" office:value-type="string">
              <text:p text:style-name="P5" loext:marker-style-name="T5"><text:span text:style-name="T6">249.240.80.78</text:span><text:span text:style-name="T6"/></text:p>
            </table:table-cell>
            <table:table-cell table:style-name="Tabla1.A1" office:value-type="string">
              <text:p text:style-name="P6">E</text:p>
            </table:table-cell>
          </table:table-row>
          <table:table-row table:style-name="Tabla1.3">
            <table:table-cell table:style-name="Tabla1.A1" office:value-type="string">
              <text:p text:style-name="P3" loext:marker-style-name="T5"><text:span text:style-name="T6">150.10.15.0</text:span><text:span text:style-name="T6"/></text:p>
            </table:table-cell>
            <table:table-cell table:style-name="Tabla1.A1" office:value-type="string">
              <text:p text:style-name="P6">B</text:p>
            </table:table-cell>
            <table:table-cell table:style-name="Tabla1.A1" office:value-type="string">
              <text:p text:style-name="P5" loext:marker-style-name="T5"><text:span text:style-name="T6">199.155.77.56</text:span><text:span text:style-name="T6"/></text:p>
            </table:table-cell>
            <table:table-cell table:style-name="Tabla1.A1" office:value-type="string">
              <text:p text:style-name="P6">C</text:p>
            </table:table-cell>
          </table:table-row>
          <table:table-row table:style-name="Tabla1.1">
            <table:table-cell table:style-name="Tabla1.A1" office:value-type="string">
              <text:p text:style-name="P3" loext:marker-style-name="T5"><text:span text:style-name="T6">192.14.2.0</text:span><text:span text:style-name="T6"/></text:p>
            </table:table-cell>
            <table:table-cell table:style-name="Tabla1.A1" office:value-type="string">
              <text:p text:style-name="P6">C</text:p>
            </table:table-cell>
            <table:table-cell table:style-name="Tabla1.A1" office:value-type="string">
              <text:p text:style-name="P5" loext:marker-style-name="T5"><text:span text:style-name="T6">117.89.56.45</text:span><text:span text:style-name="T6"/></text:p>
            </table:table-cell>
            <table:table-cell table:style-name="Tabla1.A1" office:value-type="string">
              <text:p text:style-name="P6">A</text:p>
            </table:table-cell>
          </table:table-row>
          <table:table-row table:style-name="Tabla1.3">
            <table:table-cell table:style-name="Tabla1.A1" office:value-type="string">
              <text:p text:style-name="P7" loext:marker-style-name="T5"><text:span text:style-name="T6">148.17.9.1</text:span><text:span text:style-name="T6"/></text:p>
            </table:table-cell>
            <table:table-cell table:style-name="Tabla1.A1" office:value-type="string">
              <text:p text:style-name="P6">B</text:p>
            </table:table-cell>
            <table:table-cell table:style-name="Tabla1.A1" office:value-type="string">
              <text:p text:style-name="P8" loext:marker-style-name="T5"><text:span text:style-name="T6">215.45.45.0</text:span><text:span text:style-name="T6"/></text:p>
            </table:table-cell>
            <table:table-cell table:style-name="Tabla1.A1" office:value-type="string">
              <text:p text:style-name="P6">C</text:p>
            </table:table-cell>
          </table:table-row>
          <table:table-row table:style-name="Tabla1.1">
            <table:table-cell table:style-name="Tabla1.A1" office:value-type="string">
              <text:p text:style-name="P3" loext:marker-style-name="T5"><text:span text:style-name="T6">193.42.1.1</text:span><text:span text:style-name="T6"/></text:p>
            </table:table-cell>
            <table:table-cell table:style-name="Tabla1.A1" office:value-type="string">
              <text:p text:style-name="P6">C</text:p>
            </table:table-cell>
            <table:table-cell table:style-name="Tabla1.A1" office:value-type="string">
              <text:p text:style-name="P5" loext:marker-style-name="T5"><text:span text:style-name="T6">199.200.15.0</text:span><text:span text:style-name="T6"/></text:p>
            </table:table-cell>
            <table:table-cell table:style-name="Tabla1.A1" office:value-type="string">
              <text:p text:style-name="P6">C</text:p>
            </table:table-cell>
          </table:table-row>
          <table:table-row table:style-name="Tabla1.1">
            <table:table-cell table:style-name="Tabla1.A1" office:value-type="string">
              <text:p text:style-name="P3" loext:marker-style-name="T5"><text:span text:style-name="T6">126.8.156.0</text:span><text:span text:style-name="T6"/></text:p>
            </table:table-cell>
            <table:table-cell table:style-name="Tabla1.A1" office:value-type="string">
              <text:p text:style-name="P6">A</text:p>
            </table:table-cell>
            <table:table-cell table:style-name="Tabla1.A1" office:value-type="string">
              <text:p text:style-name="P5" loext:marker-style-name="T5"><text:span text:style-name="T6">95.0.21.90</text:span><text:span text:style-name="T6"/></text:p>
            </table:table-cell>
            <table:table-cell table:style-name="Tabla1.A1" office:value-type="string">
              <text:p text:style-name="P6">A</text:p>
            </table:table-cell>
          </table:table-row>
          <table:table-row table:style-name="Tabla1.1">
            <table:table-cell table:style-name="Tabla1.A1" office:value-type="string">
              <text:p text:style-name="P3" loext:marker-style-name="T5"><text:span text:style-name="T6">220.200.23.1</text:span><text:span text:style-name="T6"/></text:p>
            </table:table-cell>
            <table:table-cell table:style-name="Tabla1.A1" office:value-type="string">
              <text:p text:style-name="P6">C</text:p>
            </table:table-cell>
            <table:table-cell table:style-name="Tabla1.A1" office:value-type="string">
              <text:p text:style-name="P5" loext:marker-style-name="T5"><text:span text:style-name="T6">33.0.0.0</text:span><text:span text:style-name="T6"/></text:p>
            </table:table-cell>
            <table:table-cell table:style-name="Tabla1.A1" office:value-type="string">
              <text:p text:style-name="P6">A</text:p>
            </table:table-cell>
          </table:table-row>
          <table:table-row table:style-name="Tabla1.1">
            <table:table-cell table:style-name="Tabla1.A1" office:value-type="string">
              <text:p text:style-name="P3" loext:marker-style-name="T5"><text:span text:style-name="T6">230.230.45.58</text:span><text:span text:style-name="T6"/></text:p>
            </table:table-cell>
            <table:table-cell table:style-name="Tabla1.A1" office:value-type="string">
              <text:p text:style-name="P6">B</text:p>
            </table:table-cell>
            <table:table-cell table:style-name="Tabla1.A1" office:value-type="string">
              <text:p text:style-name="P5" loext:marker-style-name="T5"><text:span text:style-name="T6">158.98.80.0</text:span><text:span text:style-name="T6"/></text:p>
            </table:table-cell>
            <table:table-cell table:style-name="Tabla1.A1" office:value-type="string">
              <text:p text:style-name="P6">B</text:p>
            </table:table-cell>
          </table:table-row>
          <table:table-row table:style-name="Tabla1.1">
            <table:table-cell table:style-name="Tabla1.A1" office:value-type="string">
              <text:p text:style-name="P3" loext:marker-style-name="T5"><text:span text:style-name="T6">177.100.18.4</text:span><text:span text:style-name="T6"/></text:p>
            </table:table-cell>
            <table:table-cell table:style-name="Tabla1.A1" office:value-type="string">
              <text:p text:style-name="P6">B</text:p>
            </table:table-cell>
            <table:table-cell table:style-name="Tabla1.A1" office:value-type="string">
              <text:p text:style-name="P5" loext:marker-style-name="T5"><text:span text:style-name="T6">219.21.56.0</text:span><text:span text:style-name="T6"/></text:p>
            </table:table-cell>
            <table:table-cell table:style-name="Tabla1.A1" office:value-type="string">
              <text:p text:style-name="P6">C</text:p>
            </table:table-cell>
          </table:table-row>
          <table:table-row table:style-name="Tabla1.3">
            <table:table-cell table:style-name="Tabla1.A1" office:value-type="string">
              <text:p text:style-name="P7" loext:marker-style-name="T5"><text:span text:style-name="T6">119.18.45.0</text:span><text:span text:style-name="T6"/></text:p>
            </table:table-cell>
            <table:table-cell table:style-name="Tabla1.A1" office:value-type="string">
              <text:p text:style-name="P6">A</text:p>
            </table:table-cell>
            <table:table-cell table:style-name="Tabla1.A1" office:value-type="string">
              <text:p text:style-name="P9" loext:marker-style-name="T7"/>
            </table:table-cell>
            <table:table-cell table:style-name="Tabla1.A1" office:value-type="string">
              <text:p text:style-name="P9" loext:marker-style-name="T7"/>
            </table:table-cell>
          </table:table-row>
        </table:table>
        <text:p text:style-name="P10" loext:marker-style-name="T8"/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P11" loext:marker-style-name="T5"><text:span text:style-name="T5">2.</text:span><text:span text:style-name="T9"> </text:span><text:span text:style-name="T5">Identificación</text:span><text:span text:style-name="T10"> </text:span><text:span text:style-name="T5">de</text:span><text:span text:style-name="T10"> </text:span><text:span text:style-name="T5">Red</text:span><text:span text:style-name="T11"> </text:span><text:span text:style-name="T5">y</text:span><text:span text:style-name="T11"> </text:span><text:span text:style-name="T10">Host</text:span></text:p>
              <text:p text:style-name="P12" loext:marker-style-name="T5"><text:span text:style-name="T5">Poner</text:span><text:span text:style-name="T11"> </text:span><text:span text:style-name="T5">en</text:span><text:span text:style-name="T12"> </text:span><text:span text:style-name="T5">negrita</text:span><text:span text:style-name="T13"> </text:span><text:span text:style-name="T5">la</text:span><text:span text:style-name="T11"> </text:span><text:span text:style-name="T5">parte</text:span><text:span text:style-name="T13"> </text:span><text:span text:style-name="T5">de</text:span><text:span text:style-name="T12"> </text:span><text:span text:style-name="T14">red</text:span><text:span text:style-name="T15"> </text:span><text:span text:style-name="T5">de cada dirección:</text:span></text:p>
            </table:table-cell>
            <table:table-cell table:style-name="Tabla2.A1" office:value-type="string">
              <text:p text:style-name="P13" loext:marker-style-name="T5"/>
              <text:p text:style-name="P14" loext:marker-style-name="T5"><text:span text:style-name="T5">Poner</text:span><text:span text:style-name="T11"> </text:span><text:span text:style-name="T5">en</text:span><text:span text:style-name="T12"> </text:span><text:span text:style-name="T5">negrita</text:span><text:span text:style-name="T12"> </text:span><text:span text:style-name="T5">la</text:span><text:span text:style-name="T11"> </text:span><text:span text:style-name="T5">parte</text:span><text:span text:style-name="T13"> </text:span><text:span text:style-name="T5">del</text:span><text:span text:style-name="T12"> </text:span><text:span text:style-name="T14">host</text:span><text:span text:style-name="T16"> </text:span><text:span text:style-name="T5">de cada dirección:</text:span></text:p>
            </table:table-cell>
          </table:table-row>
          <table:table-row table:style-name="Tabla2.2">
            <table:table-cell table:style-name="Tabla2.A1" office:value-type="string">
              <text:p text:style-name="P15" loext:marker-style-name="T5"><text:span text:style-name="T6">177.100.18.4</text:span><text:span text:style-name="T6"/></text:p>
            </table:table-cell>
            <table:table-cell table:style-name="Tabla2.A1" office:value-type="string">
              <text:p text:style-name="P16" loext:marker-style-name="T5"><text:span text:style-name="T6">10.15.123.50</text:span><text:span text:style-name="T6"/></text:p>
            </table:table-cell>
          </table:table-row>
          <table:table-row table:style-name="Tabla2.2">
            <table:table-cell table:style-name="Tabla2.A1" office:value-type="string">
              <text:p text:style-name="P15" loext:marker-style-name="T5"><text:span text:style-name="T6">119.18.45.0</text:span><text:span text:style-name="T6"/></text:p>
            </table:table-cell>
            <table:table-cell table:style-name="Tabla2.A1" office:value-type="string">
              <text:p text:style-name="P16" loext:marker-style-name="T5"><text:span text:style-name="T6">171.2.199.31</text:span><text:span text:style-name="T6"/></text:p>
            </table:table-cell>
          </table:table-row>
          <table:table-row table:style-name="Tabla2.2">
            <table:table-cell table:style-name="Tabla2.A1" office:value-type="string">
              <text:p text:style-name="P15" loext:marker-style-name="T5"><text:span text:style-name="T6">209.240.80.78</text:span><text:span text:style-name="T6"/></text:p>
            </table:table-cell>
            <table:table-cell table:style-name="Tabla2.A1" office:value-type="string">
              <text:p text:style-name="P16" loext:marker-style-name="T5"><text:span text:style-name="T6">198.125.87.177</text:span><text:span text:style-name="T6"/></text:p>
            </table:table-cell>
          </table:table-row>
          <table:table-row table:style-name="Tabla2.2">
            <table:table-cell table:style-name="Tabla2.A1" office:value-type="string">
              <text:p text:style-name="P15" loext:marker-style-name="T5"><text:span text:style-name="T6">199.155.77.56</text:span><text:span text:style-name="T6"/></text:p>
            </table:table-cell>
            <table:table-cell table:style-name="Tabla2.A1" office:value-type="string">
              <text:p text:style-name="P16" loext:marker-style-name="T5"><text:span text:style-name="T6">223.250.200.222</text:span><text:span text:style-name="T6"/></text:p>
            </table:table-cell>
          </table:table-row>
          <table:table-row table:style-name="Tabla2.2">
            <table:table-cell table:style-name="Tabla2.A1" office:value-type="string">
              <text:p text:style-name="P15" loext:marker-style-name="T5"><text:span text:style-name="T6">117.89.56.45</text:span><text:span text:style-name="T6"/></text:p>
            </table:table-cell>
            <table:table-cell table:style-name="Tabla2.A1" office:value-type="string">
              <text:p text:style-name="P16" loext:marker-style-name="T5"><text:span text:style-name="T6">17.45.222.45</text:span><text:span text:style-name="T6"/></text:p>
            </table:table-cell>
          </table:table-row>
          <table:table-row table:style-name="Tabla2.2">
            <table:table-cell table:style-name="Tabla2.A1" office:value-type="string">
              <text:p text:style-name="P15" loext:marker-style-name="T5"><text:span text:style-name="T6">215.45.45.0</text:span><text:span text:style-name="T6"/></text:p>
            </table:table-cell>
            <table:table-cell table:style-name="Tabla2.A1" office:value-type="string">
              <text:p text:style-name="P16" loext:marker-style-name="T5"><text:span text:style-name="T6">126.201.54.231</text:span><text:span text:style-name="T6"/></text:p>
            </table:table-cell>
          </table:table-row>
          <table:table-row table:style-name="Tabla2.2">
            <table:table-cell table:style-name="Tabla2.A1" office:value-type="string">
              <text:p text:style-name="P15" loext:marker-style-name="T5"><text:span text:style-name="T6">192.200.15.0</text:span><text:span text:style-name="T6"/></text:p>
            </table:table-cell>
            <table:table-cell table:style-name="Tabla2.A1" office:value-type="string">
              <text:p text:style-name="P16" loext:marker-style-name="T5"><text:span text:style-name="T6">191.41.35.112</text:span><text:span text:style-name="T6"/></text:p>
            </table:table-cell>
          </table:table-row>
          <table:table-row table:style-name="Tabla2.2">
            <table:table-cell table:style-name="Tabla2.A1" office:value-type="string">
              <text:p text:style-name="P15" loext:marker-style-name="T5"><text:span text:style-name="T6">95.0.21.90</text:span><text:span text:style-name="T6"/></text:p>
            </table:table-cell>
            <table:table-cell table:style-name="Tabla2.A1" office:value-type="string">
              <text:p text:style-name="P16" loext:marker-style-name="T5"><text:span text:style-name="T6">155.25.169.227</text:span><text:span text:style-name="T6"/></text:p>
            </table:table-cell>
          </table:table-row>
          <table:table-row table:style-name="Tabla2.2">
            <table:table-cell table:style-name="Tabla2.A1" office:value-type="string">
              <text:p text:style-name="P15" loext:marker-style-name="T5"><text:span text:style-name="T6">33.0.0.0</text:span><text:span text:style-name="T6"/></text:p>
            </table:table-cell>
            <table:table-cell table:style-name="Tabla2.A1" office:value-type="string">
              <text:p text:style-name="P16" loext:marker-style-name="T5"><text:span text:style-name="T6">192.15.155.2</text:span><text:span text:style-name="T6"/></text:p>
            </table:table-cell>
          </table:table-row>
          <table:table-row table:style-name="Tabla2.11">
            <table:table-cell table:style-name="Tabla2.A1" office:value-type="string">
              <text:p text:style-name="P15" loext:marker-style-name="T5"><text:span text:style-name="T6">158.98.80.0</text:span><text:span text:style-name="T6"/></text:p>
            </table:table-cell>
            <table:table-cell table:style-name="Tabla2.A1" office:value-type="string">
              <text:p text:style-name="P16" loext:marker-style-name="T5"><text:span text:style-name="T6">123.102.45.254</text:span><text:span text:style-name="T6"/></text:p>
            </table:table-cell>
          </table:table-row>
          <table:table-row table:style-name="Tabla2.11">
            <table:table-cell table:style-name="Tabla2.A1" office:value-type="string">
              <text:p text:style-name="P17" loext:marker-style-name="T5"><text:span text:style-name="T6">217.21.56.0</text:span><text:span text:style-name="T6"/></text:p>
            </table:table-cell>
            <table:table-cell table:style-name="Tabla2.A1" office:value-type="string">
              <text:p text:style-name="P18" loext:marker-style-name="T5"><text:span text:style-name="T6">148.17.9.155</text:span><text:span text:style-name="T6"/></text:p>
            </table:table-cell>
          </table:table-row>
          <table:table-row table:style-name="Tabla2.2">
            <table:table-cell table:style-name="Tabla2.A1" office:value-type="string">
              <text:p text:style-name="P15" loext:marker-style-name="T5"><text:span text:style-name="T6">10.250.1.1</text:span><text:span text:style-name="T6"/></text:p>
            </table:table-cell>
            <table:table-cell table:style-name="Tabla2.A1" office:value-type="string">
              <text:p text:style-name="P16" loext:marker-style-name="T5"><text:span text:style-name="T6">100.25.1.1</text:span><text:span text:style-name="T6"/></text:p>
            </table:table-cell>
          </table:table-row>
          <table:table-row table:style-name="Tabla2.2">
            <table:table-cell table:style-name="Tabla2.A1" office:value-type="string">
              <text:p text:style-name="P15" loext:marker-style-name="T5"><text:span text:style-name="T6">150.10.15.0</text:span><text:span text:style-name="T6"/></text:p>
            </table:table-cell>
            <table:table-cell table:style-name="Tabla2.A1" office:value-type="string">
              <text:p text:style-name="P16" loext:marker-style-name="T5"><text:span text:style-name="T6">195.0.21.98</text:span><text:span text:style-name="T6"/></text:p>
            </table:table-cell>
          </table:table-row>
          <table:table-row table:style-name="Tabla2.2">
            <table:table-cell table:style-name="Tabla2.A1" office:value-type="string">
              <text:p text:style-name="P15" loext:marker-style-name="T5"><text:span text:style-name="T6">192.14.2.0</text:span><text:span text:style-name="T6"/></text:p>
            </table:table-cell>
            <table:table-cell table:style-name="Tabla2.A1" office:value-type="string">
              <text:p text:style-name="P16" loext:marker-style-name="T5"><text:span text:style-name="T6">25.250.135.46</text:span><text:span text:style-name="T6"/></text:p>
            </table:table-cell>
          </table:table-row>
          <table:table-row table:style-name="Tabla2.2">
            <table:table-cell table:style-name="Tabla2.A1" office:value-type="string">
              <text:p text:style-name="P15" loext:marker-style-name="T5"><text:span text:style-name="T6">148.17.9.1</text:span><text:span text:style-name="T6"/></text:p>
            </table:table-cell>
            <table:table-cell table:style-name="Tabla2.A1" office:value-type="string">
              <text:p text:style-name="P16" loext:marker-style-name="T5"><text:span text:style-name="T6">171.102.77.77</text:span><text:span text:style-name="T6"/></text:p>
            </table:table-cell>
          </table:table-row>
          <table:table-row table:style-name="Tabla2.2">
            <table:table-cell table:style-name="Tabla2.A1" office:value-type="string">
              <text:p text:style-name="P15" loext:marker-style-name="T5"><text:span text:style-name="T6">193.42.1.1</text:span><text:span text:style-name="T6"/></text:p>
            </table:table-cell>
            <table:table-cell table:style-name="Tabla2.A1" office:value-type="string">
              <text:p text:style-name="P16" loext:marker-style-name="T5"><text:span text:style-name="T6">55.250.5.5</text:span><text:span text:style-name="T6"/></text:p>
            </table:table-cell>
          </table:table-row>
          <table:table-row table:style-name="Tabla2.2">
            <table:table-cell table:style-name="Tabla2.A1" office:value-type="string">
              <text:p text:style-name="P15" loext:marker-style-name="T5"><text:span text:style-name="T6">126.8.156.0</text:span><text:span text:style-name="T6"/></text:p>
            </table:table-cell>
            <table:table-cell table:style-name="Tabla2.A1" office:value-type="string">
              <text:p text:style-name="P16" loext:marker-style-name="T5"><text:span text:style-name="T6">218.155.230.14</text:span><text:span text:style-name="T6"/></text:p>
            </table:table-cell>
          </table:table-row>
          <table:table-row table:style-name="Tabla2.19">
            <table:table-cell table:style-name="Tabla2.A1" office:value-type="string">
              <text:p text:style-name="P19" loext:marker-style-name="T5"><text:span text:style-name="T6">220.200.23.1</text:span><text:span text:style-name="T6"/></text:p>
            </table:table-cell>
            <table:table-cell table:style-name="Tabla2.A1" office:value-type="string">
              <text:p text:style-name="P20" loext:marker-style-name="T5"><text:span text:style-name="T6">10.250.1.1</text:span><text:span text:style-name="T6"/></text:p>
            </table:table-cell>
          </table:table-row>
        </table:table>
      </text:section>
      <text:p text:style-name="P21"/>
      <text:list text:style-name="WWNum1">
        <text:list-item>
          <text:p text:style-name="P22" loext:marker-style-name="T5"><text:span text:style-name="T5">Indique si las dos direcciones IP que se indican en la tabla pertenecen o no la misma subred.</text:span><text:span text:style-name="T5"/></text:p>
        </text:list-item>
      </text:list>
      <text:p text:style-name="P23" loext:marker-style-name="T1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24" loext:marker-style-name="T14"><text:span text:style-name="T14">Dirección</text:span><text:span text:style-name="T18"> </text:span><text:span text:style-name="T14">IP</text:span><text:span text:style-name="T19"> 1</text:span></text:p>
          </table:table-cell>
          <table:table-cell table:style-name="Tabla3.A1" office:value-type="string">
            <text:p text:style-name="P25" loext:marker-style-name="T14"><text:span text:style-name="T14">Dirección</text:span><text:span text:style-name="T18"> </text:span><text:span text:style-name="T14">IP</text:span><text:span text:style-name="T19"> 2</text:span></text:p>
          </table:table-cell>
          <table:table-cell table:style-name="Tabla3.A1" office:value-type="string">
            <text:p text:style-name="P26" loext:marker-style-name="T14"><text:span text:style-name="T14">Máscara</text:span><text:span text:style-name="T20"> </text:span><text:span text:style-name="T14">de</text:span><text:span text:style-name="T21"> red</text:span></text:p>
          </table:table-cell>
          <table:table-cell table:style-name="Tabla3.A1" office:value-type="string">
            <text:p text:style-name="P27" loext:marker-style-name="T14"><text:span text:style-name="T14">¿Misma</text:span><text:span text:style-name="T22"> </text:span><text:span text:style-name="T23">red?</text:span></text:p>
          </table:table-cell>
        </table:table-row>
        <table:table-row table:style-name="Tabla3.1">
          <table:table-cell table:style-name="Tabla3.A1" office:value-type="string">
            <text:p text:style-name="P28" loext:marker-style-name="T5"><text:span text:style-name="T6">192.168.25.23</text:span><text:span text:style-name="T6"/></text:p>
          </table:table-cell>
          <table:table-cell table:style-name="Tabla3.A1" office:value-type="string">
            <text:p text:style-name="P29" loext:marker-style-name="T5"><text:span text:style-name="T6">192.168.25.62</text:span><text:span text:style-name="T6"/></text:p>
          </table:table-cell>
          <table:table-cell table:style-name="Tabla3.A1" office:value-type="string">
            <text:p text:style-name="P30" loext:marker-style-name="T5"><text:span text:style-name="T6">255.255.255.224</text:span><text:span text:style-name="T6"/></text:p>
          </table:table-cell>
          <table:table-cell table:style-name="Tabla3.A1" office:value-type="string">
            <text:p text:style-name="P9" loext:marker-style-name="T7"/>
          </table:table-cell>
        </table:table-row>
        <table:table-row table:style-name="Tabla3.3">
          <table:table-cell table:style-name="Tabla3.A1" office:value-type="string">
            <text:p text:style-name="P28" loext:marker-style-name="T5"><text:span text:style-name="T6">192.168.25.64</text:span><text:span text:style-name="T6"/></text:p>
          </table:table-cell>
          <table:table-cell table:style-name="Tabla3.A1" office:value-type="string">
            <text:p text:style-name="P29" loext:marker-style-name="T5"><text:span text:style-name="T6">192.168.25.129</text:span><text:span text:style-name="T6"/></text:p>
          </table:table-cell>
          <table:table-cell table:style-name="Tabla3.A1" office:value-type="string">
            <text:p text:style-name="P30" loext:marker-style-name="T5"><text:span text:style-name="T6">255.255.255.224</text:span><text:span text:style-name="T6"/></text:p>
          </table:table-cell>
          <table:table-cell table:style-name="Tabla3.A1" office:value-type="string">
            <text:p text:style-name="P9" loext:marker-style-name="T7"/>
          </table:table-cell>
        </table:table-row>
        <table:table-row table:style-name="Tabla3.1">
          <table:table-cell table:style-name="Tabla3.A1" office:value-type="string">
            <text:p text:style-name="P31" loext:marker-style-name="T5"><text:span text:style-name="T6">10.213.4.56</text:span><text:span text:style-name="T6"/></text:p>
          </table:table-cell>
          <table:table-cell table:style-name="Tabla3.A1" office:value-type="string">
            <text:p text:style-name="P32" loext:marker-style-name="T5"><text:span text:style-name="T6">10.213.100.25</text:span><text:span text:style-name="T6"/></text:p>
          </table:table-cell>
          <table:table-cell table:style-name="Tabla3.A1" office:value-type="string">
            <text:p text:style-name="P33" loext:marker-style-name="T5"><text:span text:style-name="T11">/16</text:span><text:span text:style-name="T11"/></text:p>
          </table:table-cell>
          <table:table-cell table:style-name="Tabla3.A1" office:value-type="string">
            <text:p text:style-name="P9" loext:marker-style-name="T7"/>
          </table:table-cell>
        </table:table-row>
        <table:table-row table:style-name="Tabla3.1">
          <table:table-cell table:style-name="Tabla3.A1" office:value-type="string">
            <text:p text:style-name="P34" loext:marker-style-name="T5"><text:span text:style-name="T6">175.13.192.93</text:span><text:span text:style-name="T6"/></text:p>
          </table:table-cell>
          <table:table-cell table:style-name="Tabla3.A1" office:value-type="string">
            <text:p text:style-name="P29" loext:marker-style-name="T5"><text:span text:style-name="T6">175.13.193.1</text:span><text:span text:style-name="T6"/></text:p>
          </table:table-cell>
          <table:table-cell table:style-name="Tabla3.A1" office:value-type="string">
            <text:p text:style-name="P30" loext:marker-style-name="T5"><text:span text:style-name="T6">255.255.224.0</text:span><text:span text:style-name="T6"/></text:p>
          </table:table-cell>
          <table:table-cell table:style-name="Tabla3.A1" office:value-type="string">
            <text:p text:style-name="P9" loext:marker-style-name="T7"/>
          </table:table-cell>
        </table:table-row>
        <table:table-row table:style-name="Tabla3.3">
          <table:table-cell table:style-name="Tabla3.A1" office:value-type="string">
            <text:p text:style-name="P28" loext:marker-style-name="T5"><text:span text:style-name="T6">206.195.18.22</text:span><text:span text:style-name="T6"/></text:p>
          </table:table-cell>
          <table:table-cell table:style-name="Tabla3.A1" office:value-type="string">
            <text:p text:style-name="P29" loext:marker-style-name="T5"><text:span text:style-name="T6">206.196.16.20</text:span><text:span text:style-name="T6"/></text:p>
          </table:table-cell>
          <table:table-cell table:style-name="Tabla3.A1" office:value-type="string">
            <text:p text:style-name="P35" loext:marker-style-name="T5"><text:span text:style-name="T6">255.248.0.0</text:span><text:span text:style-name="T6"/></text:p>
          </table:table-cell>
          <table:table-cell table:style-name="Tabla3.A1" office:value-type="string">
            <text:p text:style-name="P9" loext:marker-style-name="T7"/>
          </table:table-cell>
        </table:table-row>
        <table:table-row table:style-name="Tabla3.1">
          <table:table-cell table:style-name="Tabla3.A1" office:value-type="string">
            <text:p text:style-name="P31" loext:marker-style-name="T5"><text:span text:style-name="T6">137.85.67.111</text:span><text:span text:style-name="T6"/></text:p>
          </table:table-cell>
          <table:table-cell table:style-name="Tabla3.A1" office:value-type="string">
            <text:p text:style-name="P32" loext:marker-style-name="T5"><text:span text:style-name="T6">137.85.67.112</text:span><text:span text:style-name="T6"/></text:p>
          </table:table-cell>
          <table:table-cell table:style-name="Tabla3.A1" office:value-type="string">
            <text:p text:style-name="P33" loext:marker-style-name="T5"><text:span text:style-name="T11">/30</text:span><text:span text:style-name="T11"/></text:p>
          </table:table-cell>
          <table:table-cell table:style-name="Tabla3.A1" office:value-type="string">
            <text:p text:style-name="P9" loext:marker-style-name="T7"/>
          </table:table-cell>
        </table:table-row>
      </table:table>
      <text:p text:style-name="P36"/>
      <text:list text:continue-numbering="true" text:style-name="WWNum1">
        <text:list-item>
          <text:p text:style-name="P37" loext:marker-style-name="T5"><text:span text:style-name="T5">Tenemos</text:span><text:span text:style-name="T24"> </text:span><text:span text:style-name="T5">un</text:span><text:span text:style-name="T24"> </text:span><text:span text:style-name="T5">edificio</text:span><text:span text:style-name="T24"> </text:span><text:span text:style-name="T5">donde</text:span><text:span text:style-name="T24"> </text:span><text:span text:style-name="T5">queremos</text:span><text:span text:style-name="T24"> </text:span><text:span text:style-name="T5">montar</text:span><text:span text:style-name="T24"> </text:span><text:span text:style-name="T5">3</text:span><text:span text:style-name="T24"> </text:span><text:span text:style-name="T5">subredes</text:span><text:span text:style-name="T24"> </text:span><text:span text:style-name="T5">con</text:span><text:span text:style-name="T24"> </text:span><text:span text:style-name="T5">la</text:span><text:span text:style-name="T24"> </text:span><text:span text:style-name="T5">siguiente</text:span><text:span text:style-name="T24"> </text:span><text:span text:style-name="T6">distribución:</text:span></text:p>
        </text:list-item>
      </text:list>
      <text:p text:style-name="P38">Planta 1 –<text:span text:style-name="T25"> </text:span>Departamento<text:span text:style-name="T25"> </text:span>de<text:span text:style-name="T25"> </text:span>Personal –<text:span text:style-name="T25"> </text:span>25 ordenadores Planta<text:span text:style-name="T2"> </text:span>2<text:span text:style-name="T2"> </text:span>–<text:span text:style-name="T2"> </text:span>Departamento<text:span text:style-name="T2"> </text:span>de<text:span text:style-name="T2"> </text:span>Sistemas<text:span text:style-name="T26"> </text:span>–<text:span text:style-name="T2"> </text:span>10<text:span text:style-name="T2"> </text:span>ordenadores Planta 3 – Departamento de Finanzas – 4 ordenadores</text:p>
      <text:p text:style-name="P39">Cada<text:span text:style-name="T27"> </text:span>departamento<text:span text:style-name="T28"> </text:span>tendrá<text:span text:style-name="T27"> </text:span>además<text:span text:style-name="T29"> </text:span>una<text:span text:style-name="T28"> </text:span>impresora<text:span text:style-name="T27"> </text:span>en<text:span text:style-name="T30"> </text:span><text:span text:style-name="T26">red.</text:span></text:p>
      <text:p text:style-name="P40">Utilizar CIDR para especificar las IP de cada subred, máscara de red, número<text:span text:style-name="T31"> </text:span>máximo de equipos en cada subred y la puerta de enlace predeterminada.</text:p>
      <text:p text:style-name="P41" loext:marker-style-name="T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C"/>
        <table:table-row table:style-name="Tabla4.1">
          <table:table-cell table:style-name="Tabla4.A1" office:value-type="string">
            <text:p text:style-name="P9" loext:marker-style-name="T7"/>
          </table:table-cell>
          <table:table-cell table:style-name="Tabla4.A1" office:value-type="string">
            <text:p text:style-name="P42" loext:marker-style-name="T5"><text:span text:style-name="T5">Dirección</text:span><text:span text:style-name="T32"> </text:span><text:span text:style-name="T11">red</text:span></text:p>
          </table:table-cell>
          <table:table-cell table:style-name="Tabla4.A1" office:value-type="string">
            <text:p text:style-name="P43" loext:marker-style-name="T5"><text:span text:style-name="T5">Máscara</text:span><text:span text:style-name="T12"> </text:span><text:span text:style-name="T5">de</text:span><text:span text:style-name="T12"> </text:span><text:span text:style-name="T11">red</text:span></text:p>
          </table:table-cell>
          <table:table-cell table:style-name="Tabla4.A1" office:value-type="string">
            <text:p text:style-name="P44" loext:marker-style-name="T5"><text:span text:style-name="T6">Número </text:span><text:span text:style-name="T5">máximo</text:span><text:span text:style-name="T33"> </text:span><text:span text:style-name="T5">de</text:span></text:p>
            <text:p text:style-name="P45" loext:marker-style-name="T5"><text:span text:style-name="T6">equipos</text:span><text:span text:style-name="T6"/></text:p>
          </table:table-cell>
          <table:table-cell table:style-name="Tabla4.A1" office:value-type="string">
            <text:p text:style-name="P46" loext:marker-style-name="T5"><text:span text:style-name="T6">Gateway</text:span><text:span text:style-name="T6"/></text:p>
          </table:table-cell>
        </table:table-row>
        <table:table-row table:style-name="Tabla4.2">
          <table:table-cell table:style-name="Tabla4.A1" office:value-type="string">
            <text:p text:style-name="P47" loext:marker-style-name="T5"><text:span text:style-name="T5">Planta</text:span><text:span text:style-name="T12"> </text:span><text:span text:style-name="T34">1</text:span></text:p>
          </table:table-cell>
          <table:table-cell table:style-name="Tabla4.A1" office:value-type="string">
            <text:p text:style-name="P9" loext:marker-style-name="T7"/>
          </table:table-cell>
          <table:table-cell table:style-name="Tabla4.A1" office:value-type="string">
            <text:p text:style-name="P9" loext:marker-style-name="T7"/>
          </table:table-cell>
          <table:table-cell table:style-name="Tabla4.A1" office:value-type="string">
            <text:p text:style-name="P9" loext:marker-style-name="T7"/>
          </table:table-cell>
          <table:table-cell table:style-name="Tabla4.A1" office:value-type="string">
            <text:p text:style-name="P9" loext:marker-style-name="T7"/>
          </table:table-cell>
        </table:table-row>
        <table:table-row table:style-name="Tabla4.3">
          <table:table-cell table:style-name="Tabla4.A1" office:value-type="string">
            <text:p text:style-name="P47" loext:marker-style-name="T5"><text:span text:style-name="T5">Planta</text:span><text:span text:style-name="T12"> </text:span><text:span text:style-name="T34">2</text:span></text:p>
          </table:table-cell>
          <table:table-cell table:style-name="Tabla4.A1" office:value-type="string">
            <text:p text:style-name="P9" loext:marker-style-name="T7"/>
          </table:table-cell>
          <table:table-cell table:style-name="Tabla4.A1" office:value-type="string">
            <text:p text:style-name="P9" loext:marker-style-name="T7"/>
          </table:table-cell>
          <table:table-cell table:style-name="Tabla4.A1" office:value-type="string">
            <text:p text:style-name="P9" loext:marker-style-name="T7"/>
          </table:table-cell>
          <table:table-cell table:style-name="Tabla4.A1" office:value-type="string">
            <text:p text:style-name="P9" loext:marker-style-name="T7"/>
          </table:table-cell>
        </table:table-row>
        <table:table-row table:style-name="Tabla4.3">
          <table:table-cell table:style-name="Tabla4.A1" office:value-type="string">
            <text:p text:style-name="P47" loext:marker-style-name="T5"><text:span text:style-name="T5">Planta</text:span><text:span text:style-name="T12"> </text:span><text:span text:style-name="T34">3</text:span></text:p>
          </table:table-cell>
          <table:table-cell table:style-name="Tabla4.A1" office:value-type="string">
            <text:p text:style-name="P9" loext:marker-style-name="T7"/>
          </table:table-cell>
          <table:table-cell table:style-name="Tabla4.A1" office:value-type="string">
            <text:p text:style-name="P9" loext:marker-style-name="T7"/>
          </table:table-cell>
          <table:table-cell table:style-name="Tabla4.A1" office:value-type="string">
            <text:p text:style-name="P9" loext:marker-style-name="T7"/>
          </table:table-cell>
          <table:table-cell table:style-name="Tabla4.A1" office:value-type="string">
            <text:p text:style-name="P9" loext:marker-style-name="T7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ahoma" fo:font-family="Tahoma" style:font-family-generic="swiss" style:font-pitch="variable" fo:language="es" fo:country="ES" style:font-name-asian="Tahoma1" style:font-family-asian="Tahoma" style:font-family-generic-asian="system" style:font-pitch-asian="variable" style:language-asian="en" style:country-asian="US" style:font-name-complex="Tahoma1" style:font-family-complex="Tahoma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ahoma" fo:font-family="Tahoma" style:font-family-generic="swiss" style:font-pitch="variable" fo:font-size="11pt" fo:language="es" fo:country="ES" style:font-name-asian="Tahoma1" style:font-family-asian="Tahoma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554cm" fo:margin-right="0.704cm" fo:text-indent="-0.635cm" style:auto-text-indent="false"/>
      <style:text-properties style:font-name="Tahoma" fo:font-family="Tahoma" style:font-family-generic="swiss" style:font-pitch="variable" fo:language="es" fo:country="ES" style:font-name-asian="Tahoma1" style:font-family-asian="Tahoma" style:font-family-generic-asian="system" style:font-pitch-asian="variable" style:language-asian="en" style:country-asian="US" style:font-name-complex="Tahoma1" style:font-family-complex="Tahoma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ahoma" fo:font-family="Tahoma" style:font-family-generic="swiss" style:font-pitch="variable" fo:language="es" fo:country="ES" style:font-name-asian="Tahoma1" style:font-family-asian="Tahoma" style:font-family-generic-asian="system" style:font-pitch-asian="variable" style:language-asian="en" style:country-asian="US" style:font-name-complex="Tahoma1" style:font-family-complex="Tahoma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Tahoma" fo:font-family="Tahoma" style:font-family-generic="swiss" style:font-pitch="variable" fo:font-size="11pt" fo:letter-spacing="normal" fo:language="es" fo:country="ES" fo:font-style="normal" fo:font-weight="normal" style:font-name-asian="Tahoma1" style:font-family-asian="Tahoma" style:font-family-generic-asian="system" style:font-pitch-asian="variable" style:font-size-asian="11pt" style:language-asian="en" style:country-asian="US" style:font-style-asian="normal" style:font-weight-asian="normal" style:font-name-complex="Tahoma1" style:font-family-complex="Tahoma" style:font-family-generic-complex="system" style:font-pitch-complex="variable" style:font-size-complex="11pt" style:language-complex="ar" style:country-complex="SA" style:font-style-complex="normal" style:font-weight-complex="normal" style:text-scale="99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556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995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883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327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772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215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659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10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1.004cm" fo:margin-right="0.032cm" fo:margin-top="0.035cm" fo:margin-bottom="0cm" style:contextual-spacing="false" fo:text-align="start" style:justify-single-word="false" fo:text-indent="-0.97cm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fo:letter-spacing="-0.011cm" style:font-size-asian="10pt"/>
    </style:style>
    <style:style style:name="MT3" style:family="text">
      <style:text-properties fo:font-size="10pt" fo:letter-spacing="-0.012cm" style:font-size-asian="10pt"/>
    </style:style>
    <style:style style:name="MT4" style:family="text">
      <style:text-properties fo:font-size="10pt" fo:letter-spacing="-0.009cm" style:font-size-asian="10pt"/>
    </style:style>
    <style:style style:name="MT5" style:family="text">
      <style:text-properties fo:font-size="10pt" fo:letter-spacing="-0.007cm" style:font-size-asian="10pt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926cm" fo:min-width="5.67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0.494cm" fo:margin-left="2.716cm" fo:margin-right="2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8cm" fo:margin-left="0cm" fo:margin-right="0cm" fo:margin-bottom="0.97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0.494cm" fo:margin-left="2.716cm" fo:margin-right="2.293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8cm" fo:margin-left="0cm" fo:margin-right="0cm" fo:margin-bottom="0.97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custom-shape text:anchor-type="char" draw:z-index="0" draw:name="Textbox 1" draw:style-name="Mgr1" draw:text-style-name="MP3" svg:width="5.672cm" svg:height="0.925cm" svg:x="12.37cm" svg:y="1.214cm"><text:p text:style-name="MP2" loext:marker-style-name="MT1"><text:span text:style-name="MT1">UD</text:span><text:span text:style-name="MT2"> </text:span><text:span text:style-name="MT1">5.-</text:span><text:span text:style-name="MT2"> </text:span><text:span text:style-name="MT1">Conexión</text:span><text:span text:style-name="MT2"> </text:span><text:span text:style-name="MT1">de</text:span><text:span text:style-name="MT3"> </text:span><text:span text:style-name="MT1">sistemas</text:span><text:span text:style-name="MT2"> </text:span><text:span text:style-name="MT1">en</text:span><text:span text:style-name="MT3"> </text:span><text:span text:style-name="MT1">red Ejercicios</text:span><text:span text:style-name="MT4"> </text:span><text:span text:style-name="MT1">direccionamiento</text:span><text:span text:style-name="MT5"> </text:span><text:span text:style-name="MT4">IP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" style:page-layout-name="Mpm2" draw:style-name="Mdp1">
      <style:header>
        <text:p text:style-name="MP1" loext:marker-style-name="MT1"><draw:custom-shape text:anchor-type="char" draw:z-index="1" draw:name="Textbox 2" draw:style-name="Mgr1" draw:text-style-name="MP3" svg:width="5.672cm" svg:height="0.925cm" svg:x="12.37cm" svg:y="1.214cm"><text:p text:style-name="MP2" loext:marker-style-name="MT1"><text:span text:style-name="MT1">UD</text:span><text:span text:style-name="MT2"> </text:span><text:span text:style-name="MT1">5.-</text:span><text:span text:style-name="MT2"> </text:span><text:span text:style-name="MT1">Conexión</text:span><text:span text:style-name="MT2"> </text:span><text:span text:style-name="MT1">de</text:span><text:span text:style-name="MT3"> </text:span><text:span text:style-name="MT1">sistemas</text:span><text:span text:style-name="MT2"> </text:span><text:span text:style-name="MT1">en</text:span><text:span text:style-name="MT3"> </text:span><text:span text:style-name="MT1">red Ejercicios</text:span><text:span text:style-name="MT4"> </text:span><text:span text:style-name="MT1">direccionamiento</text:span><text:span text:style-name="MT5"> </text:span><text:span text:style-name="MT4">IP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oli Pérez Carrascoso</meta:initial-creator>
    <meta:creation-date>2024-10-08T14:34:46</meta:creation-date>
    <dc:date>2024-10-08T16:37:24.553000000</dc:date>
    <meta:editing-duration>PT2M18S</meta:editing-duration>
    <meta:generator>LibreOffice/24.8.0.3$Windows_X86_64 LibreOffice_project/0bdf1299c94fe897b119f97f3c613e9dca6be583</meta:generator>
    <meta:editing-cycles>1</meta:editing-cycles>
    <meta:document-statistic meta:table-count="4" meta:image-count="0" meta:object-count="0" meta:page-count="2" meta:paragraph-count="119" meta:word-count="262" meta:character-count="1867" meta:non-whitespace-character-count="1720"/>
    <meta:user-defined meta:name="AppVersion">12.0000</meta:user-defined>
    <meta:user-defined meta:name="Created" meta:value-type="date">2024-10-08T00:00:00</meta:user-defined>
    <meta:user-defined meta:name="Creator">Microsoft® Word 2019</meta:user-defined>
    <meta:user-defined meta:name="LastSaved" meta:value-type="date">2024-10-08T00:00:00</meta:user-defined>
    <meta:user-defined meta:name="Producer" meta:value-type="string">Microsoft® Word 2019</meta:user-defined>
    <meta:template xlink:type="simple" xlink:actuate="onRequest" xlink:title="Normal" xlink:href=""/>
  </office:meta>
</office:document-meta>
</file>